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71CDC9CFA093093C.png" manifest:media-type="image/png"/>
  <manifest:file-entry manifest:full-path="Pictures/1000000000000556000003008EF07171977F4CAE.png" manifest:media-type="image/png"/>
  <manifest:file-entry manifest:full-path="Pictures/10000000000005560000030049C5781893DC4075.png" manifest:media-type="image/png"/>
  <manifest:file-entry manifest:full-path="Pictures/1000000000000556000003001BFE15DFBA76F66A.png" manifest:media-type="image/png"/>
  <manifest:file-entry manifest:full-path="Pictures/1000000000000545000002928A65E0C2770DD5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Arial Black1" svg:font-family="'Arial Black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</style:style>
    <style:style style:name="T1" style:family="text">
      <style:text-properties fo:color="#000000" loext:opacity="100%" style:font-name="Arial Black1" fo:font-size="14.1000003814697pt" fo:font-weight="900" style:font-size-asian="14.1000003814697pt" style:font-weight-asian="900" style:font-name-complex="Arial Black1" style:font-size-complex="14.1000003814697pt" style:font-weight-complex="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997cm" svg:height="0.581cm" svg:x="2.54cm" svg:y="2.623cm">
          <draw:text-box>
            <text:p text:style-name="P1"><text:span text:style-name="T1"><text:s text:c="62"/></text:span><text:span text:style-name="T1">NODE RED <text:s/></text:span></text:p>
          </draw:text-box>
        </draw:frame>
        <draw:frame draw:style-name="gr1" draw:text-style-name="P2" draw:layer="layout" svg:width="0.494cm" svg:height="0.581cm" svg:x="26.886cm" svg:y="16.7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81cm" svg:x="2.54cm" svg:y="17.6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4.315cm" svg:height="13.626cm" svg:x="2.54cm" svg:y="3.573cm">
          <draw:image xlink:href="Pictures/1000000000000545000002928A65E0C2770DD5E1.png" xlink:type="simple" xlink:show="embed" xlink:actuate="onLoad" draw:mime-type="image/png">
            <text:p/>
          </draw:image>
        </draw:frame>
        <draw:frame draw:style-name="gr1" draw:text-style-name="P2" draw:layer="layout" svg:width="0.494cm" svg:height="0.581cm" svg:x="7.621cm" svg:y="17.65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16">
        <draw:frame draw:style-name="gr1" draw:text-style-name="P2" draw:layer="layout" svg:width="0.494cm" svg:height="0.581cm" svg:x="25.404cm" svg:y="16.96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81cm" svg:x="2.54cm" svg:y="17.85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2.859cm" svg:height="14.888cm" svg:x="2.54cm" svg:y="2.54cm">
          <draw:image xlink:href="Pictures/1000000000000556000003001BFE15DFBA76F66A.png" xlink:type="simple" xlink:show="embed" xlink:actuate="onLoad" draw:mime-type="image/png">
            <text:p/>
          </draw:image>
        </draw:frame>
        <draw:frame draw:style-name="gr1" draw:text-style-name="P2" draw:layer="layout" svg:width="0.494cm" svg:height="0.581cm" svg:x="7.621cm" svg:y="17.853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16">
        <draw:frame draw:style-name="gr1" draw:text-style-name="P2" draw:layer="layout" svg:width="0.494cm" svg:height="0.581cm" svg:x="25.404cm" svg:y="14.9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81cm" svg:x="2.54cm" svg:y="15.8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2.859cm" svg:height="12.851cm" svg:x="2.54cm" svg:y="2.54cm">
          <draw:image xlink:href="Pictures/10000000000005560000030049C5781893DC4075.png" xlink:type="simple" xlink:show="embed" xlink:actuate="onLoad" draw:mime-type="image/png">
            <text:p/>
          </draw:image>
        </draw:frame>
        <draw:frame draw:style-name="gr1" draw:text-style-name="P2" draw:layer="layout" svg:width="0.494cm" svg:height="0.581cm" svg:x="7.621cm" svg:y="15.821cm">
          <draw:text-box>
            <text:p text:style-name="P1"><text:span text:style-name="T1"><text:s/></text:span></text:p>
          </draw:text-box>
        </draw:frame>
      </draw:page>
      <draw:page draw:name="page4" draw:style-name="dp1" draw:master-page-name="master-page16">
        <draw:frame draw:style-name="gr1" draw:text-style-name="P2" draw:layer="layout" svg:width="0.494cm" svg:height="0.581cm" svg:x="25.404cm" svg:y="14.9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81cm" svg:x="2.54cm" svg:y="15.8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2.859cm" svg:height="12.851cm" svg:x="2.54cm" svg:y="2.54cm">
          <draw:image xlink:href="Pictures/1000000000000556000003008EF07171977F4CAE.png" xlink:type="simple" xlink:show="embed" xlink:actuate="onLoad" draw:mime-type="image/png">
            <text:p/>
          </draw:image>
        </draw:frame>
        <draw:frame draw:style-name="gr1" draw:text-style-name="P2" draw:layer="layout" svg:width="0.494cm" svg:height="0.581cm" svg:x="7.621cm" svg:y="15.821cm">
          <draw:text-box>
            <text:p text:style-name="P1"><text:span text:style-name="T1"><text:s/></text:span></text:p>
          </draw:text-box>
        </draw:frame>
      </draw:page>
      <draw:page draw:name="page5" draw:style-name="dp1" draw:master-page-name="master-page16">
        <draw:frame draw:style-name="gr2" draw:text-style-name="P3" draw:layer="layout" svg:width="22.859cm" svg:height="12.851cm" svg:x="2.54cm" svg:y="2.54cm">
          <draw:image xlink:href="Pictures/10000000000005560000030071CDC9CFA093093C.png" xlink:type="simple" xlink:show="embed" xlink:actuate="onLoad" draw:mime-type="image/png">
            <text:p/>
          </draw:image>
        </draw:frame>
        <draw:frame draw:style-name="gr1" draw:text-style-name="P2" draw:layer="layout" svg:width="0.494cm" svg:height="0.581cm" svg:x="25.404cm" svg:y="14.939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Arial Black1" svg:font-family="'Arial Black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5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9"/>
    <meta:generator>LibreOffice/7.3.6.2$Linux_X86_64 LibreOffice_project/30$Build-2</meta:generator>
  </office:meta>
</office:document-meta>
</file>